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7cm" svg:height="9.004cm" svg:x="6.636cm" svg:y="0.08cm">
            <draw:object draw:notify-on-update-of-ranges="Feuille1.A1:Feuille1.A20 Feuille1.B1:Feuille1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8.125*[.A12]-62.5" office:value-type="float" office:value="35">
            <text:p>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8.125*[.A20]-62.5" office:value-type="float" office:value="100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</meta:initial-creator>
    <meta:creation-date>2013-02-17T03:49:31</meta:creation-date>
    <dc:date>2013-02-17T04:24:15</dc:date>
    <dc:creator>romain </dc:creator>
    <meta:editing-duration>PT4M23S</meta:editing-duration>
    <meta:editing-cycles>1</meta:editing-cycles>
    <meta:document-statistic meta:table-count="1" meta:cell-count="40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066cm" svg:y="4.203cm" style:legend-expansion="high" chart:style-name="ch2"/>
        <chart:plot-area chart:style-name="ch3" table:cell-range-address="Feuille1.A1:Feuille1.B20" svg:x="0.769cm" svg:y="0.855cm" svg:width="11.659cm" svg:height="7.55cm">
          <chartooo:coordinate-region svg:x="1.576cm" svg:y="1.055cm" svg:width="10.665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20" chart:class="chart:scatter">
            <chart:domain table:cell-range-address="Feuille1.A1:Feuille1.A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:Feuille1.A20</svg:desc>
                </draw:g>
              </table:table-cell>
              <table:table-cell office:value-type="float" office:value="1">
                <text:p>1</text:p>
                <draw:g>
                  <svg:desc>Feuille1.B1:Feuille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